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cordedInvocationsPublisher.addListener( RecordedInvocations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ordedInvocationsPublisher.RecordedInvocationsPublis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cordedInvocationsPublisher.publish( RecordedInvocation inv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ordedInvocationsPublisher.removeListener( RecordedInvocations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